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1c1c1c" style:font-name="Times New Roman" fo:font-size="13pt" fo:letter-spacing="normal" fo:font-style="normal" fo:font-weight="normal" style:font-size-asian="13pt" style:font-size-complex="13pt"/>
    </style:style>
    <style:style style:name="P2" style:family="paragraph" style:parent-style-name="Standard">
      <style:text-properties fo:color="#1c1c1c" style:font-name="Times New Roman" fo:font-size="13pt" style:font-size-asian="13pt" style:font-size-complex="13pt"/>
    </style:style>
    <style:style style:name="P3" style:family="paragraph" style:parent-style-name="Standard">
      <style:paragraph-properties fo:margin-left="0in" fo:margin-right="0in" fo:margin-top="0in" fo:margin-bottom="0in" style:line-height-at-least="0.2291in" fo:text-align="start" style:justify-single-word="false" fo:widows="1" fo:text-indent="0in" style:auto-text-indent="false" fo:padding="0in" fo:border="non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4"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fo:font-weight="bold" style:font-size-asian="13pt" style:font-weight-asian="bold" style:font-size-complex="13pt" style:font-weight-complex="bold"/>
    </style:style>
    <style:style style:name="P5"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style:font-size-asian="13pt" style:font-size-complex="13pt"/>
    </style:style>
    <style:style style:name="P6"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style:font-size-asian="13pt" style:font-size-complex="13pt"/>
    </style:style>
    <style:style style:name="P7" style:family="paragraph" style:parent-style-name="Standard">
      <style:paragraph-properties fo:margin-left="0in" fo:margin-right="0in" fo:margin-top="0in" fo:margin-bottom="0in" fo:text-align="start" style:justify-single-word="false" fo:widows="1" fo:text-indent="0in" style:auto-text-indent="false"/>
      <style:text-properties style:font-name="Times New Roman" fo:font-size="13pt" fo:font-weight="bold" style:font-size-asian="13pt" style:font-weight-asian="bold" style:font-size-complex="13pt" style:font-weight-complex="bold"/>
    </style:style>
    <style:style style:name="P8" style:family="paragraph" style:parent-style-name="Standard">
      <style:paragraph-properties fo:margin-left="0in" fo:margin-right="0in" fo:margin-top="0in" fo:margin-bottom="0in" fo:text-align="start" style:justify-single-word="false" fo:widows="1" fo:text-indent="0in" style:auto-text-indent="false"/>
      <style:text-properties fo:color="#1c1c1c" style:font-name="Times New Roman" fo:font-size="13pt" fo:font-weight="bold" style:font-size-asian="13pt" style:font-weight-asian="bold" style:font-size-complex="13pt" style:font-weight-complex="bold"/>
    </style:style>
    <style:style style:name="P9"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color="#1c1c1c" style:font-name="Times New Roman" fo:font-size="13pt" fo:font-weight="bold" style:font-size-asian="13pt" style:font-weight-asian="bold" style:font-size-complex="13pt" style:font-weight-complex="bold"/>
    </style:style>
    <style:style style:name="P10"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102in"/>
          <style:tab-stop style:position="0.5417in"/>
          <style:tab-stop style:position="0.5835in"/>
        </style:tab-stops>
      </style:paragraph-properties>
      <style:text-properties fo:color="#1c1c1c" style:font-name="Times New Roman" fo:font-size="13pt" fo:font-weight="bold" style:font-size-asian="13pt" style:font-weight-asian="bold" style:font-size-complex="13pt" style:font-weight-complex="bold"/>
    </style:style>
    <style:style style:name="P11" style:family="paragraph" style:parent-style-name="Standard">
      <style:paragraph-properties fo:margin-left="0in" fo:margin-right="0in" fo:margin-top="0in" fo:margin-bottom="0in" fo:text-align="start" style:justify-single-word="false" fo:widows="1" fo:text-indent="0in" style:auto-text-indent="false">
        <style:tab-stops>
          <style:tab-stop style:position="0.4583in"/>
          <style:tab-stop style:position="0.5102in"/>
          <style:tab-stop style:position="0.5417in"/>
          <style:tab-stop style:position="0.5835in"/>
        </style:tab-stops>
      </style:paragraph-properties>
      <style:text-properties fo:color="#1c1c1c" style:font-name="Times New Roman" fo:font-size="13pt" fo:font-weight="bold" style:font-size-asian="13pt" style:font-weight-asian="bold" style:font-size-complex="13pt" style:font-weight-complex="bold"/>
    </style:style>
    <style:style style:name="P12"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bold" style:font-size-asian="13pt" style:font-weight-asian="bold" style:font-size-complex="13pt" style:font-weight-complex="bold"/>
    </style:style>
    <style:style style:name="P13"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bold" style:font-size-asian="13pt" style:font-weight-asian="bold" style:font-size-complex="13pt" style:font-weight-complex="bold"/>
    </style:style>
    <style:style style:name="P1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style:font-size-asian="13pt" style:font-weight-asian="bold" style:font-size-complex="13pt" style:font-weight-complex="bold"/>
    </style:style>
    <style:style style:name="P15" style:family="paragraph" style:parent-style-name="Standard">
      <style:paragraph-properties fo:margin-left="0in" fo:margin-right="0in" fo:margin-top="0in" fo:margin-bottom="0in" fo:text-align="start" style:justify-single-word="false" fo:widows="1" fo:text-indent="0in" style:auto-text-indent="false"/>
      <style:text-properties fo:color="#1c1c1c" style:font-name="Times New Roman" fo:font-size="13pt" style:font-size-asian="13pt" style:font-size-complex="13pt"/>
    </style:style>
    <style:style style:name="P16"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color="#1c1c1c" style:font-name="Times New Roman" fo:font-size="13pt" style:font-size-asian="13pt" style:font-size-complex="13pt"/>
    </style:style>
    <style:style style:name="P17"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 style:position="0.802in"/>
        </style:tab-stops>
      </style:paragraph-properties>
      <style:text-properties fo:color="#1c1c1c" style:font-name="Times New Roman" fo:font-size="13pt" fo:font-weight="normal" style:font-size-asian="13pt" style:font-weight-asian="normal" style:font-size-complex="13pt" style:font-weight-complex="normal"/>
    </style:style>
    <style:style style:name="P18"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835in"/>
        </style:tab-stops>
      </style:paragraph-properties>
      <style:text-properties fo:color="#1c1c1c" style:font-name="Times New Roman" fo:font-size="13pt" fo:font-weight="normal" style:font-size-asian="13pt" style:font-weight-asian="normal" style:font-size-complex="13pt" style:font-weight-complex="normal"/>
    </style:style>
    <style:style style:name="P19" style:family="paragraph" style:parent-style-name="Standard">
      <style:paragraph-properties fo:margin-left="0in" fo:margin-right="0in" fo:margin-top="0in" fo:margin-bottom="0in" fo:text-align="start" style:justify-single-word="false" fo:widows="1" fo:text-indent="0in" style:auto-text-indent="false">
        <style:tab-stops>
          <style:tab-stop style:position="0.5102in"/>
          <style:tab-stop style:position="0.5417in"/>
          <style:tab-stop style:position="0.5835in"/>
        </style:tab-stops>
      </style:paragraph-properties>
      <style:text-properties fo:color="#1c1c1c" style:font-name="Times New Roman" fo:font-size="13pt" fo:font-weight="normal" style:font-size-asian="13pt" style:font-weight-asian="normal" style:font-size-complex="13pt" style:font-weight-complex="normal"/>
    </style:style>
    <style:style style:name="P20"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normal" style:font-size-asian="13pt" style:font-weight-asian="normal" style:font-size-complex="13pt" style:font-weight-complex="normal"/>
    </style:style>
    <style:style style:name="P21"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normal" style:font-size-asian="13pt" style:font-weight-asian="normal" style:font-size-complex="13pt" style:font-weight-complex="normal"/>
    </style:style>
    <style:style style:name="P22"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style:font-size-asian="13pt" style:font-weight-asian="normal" style:font-size-complex="13pt" style:font-weight-complex="normal"/>
    </style:style>
    <style:style style:name="P23" style:family="paragraph" style:parent-style-name="Standard">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paragraph-properties fo:margin-left="0in" fo:margin-right="0in" fo:margin-top="0in" fo:margin-bottom="0in" fo:text-align="start" style:justify-single-word="false" fo:widows="1" fo:text-indent="0in" style:auto-text-indent="false">
        <style:tab-stops>
          <style:tab-stop style:position="0.7189in"/>
        </style:tab-stops>
      </style:paragraph-properties>
      <style:text-properties fo:font-variant="normal" fo:text-transform="none" fo:color="#212121" style:font-name="Times New Roman" fo:font-size="13pt" fo:letter-spacing="normal" fo:font-style="normal" fo:font-weight="normal" style:font-size-asian="13pt" style:font-weight-asian="normal" style:font-size-complex="13pt" style:font-weight-complex="normal"/>
    </style:style>
    <style:style style:name="P25" style:family="paragraph" style:parent-style-name="Heading_20_2">
      <style:paragraph-properties fo:margin-left="0in" fo:margin-right="0.1043in" fo:margin-top="0.1043in" fo:margin-bottom="0.1043in" style:line-height-at-least="0.2291in" fo:widows="1" fo:text-indent="0in" style:auto-text-indent="false" fo:padding="0in" fo:border="none"/>
      <style:text-properties fo:color="#1c1c1c" style:font-name="Times New Roman" fo:font-size="13pt" style:font-size-asian="13pt" style:font-size-complex="13pt"/>
    </style:style>
    <style:style style:name="P26" style:family="paragraph" style:parent-style-name="Heading_20_4">
      <style:text-properties fo:color="#1c1c1c" style:font-name="Times New Roman" fo:font-size="13pt" style:font-size-asian="13pt" style:font-size-complex="13pt"/>
    </style:style>
    <style:style style:name="P27" style:family="paragraph" style:parent-style-name="Heading_20_4">
      <style:paragraph-properties fo:margin-left="0in" fo:margin-right="0.1043in" fo:margin-top="0.1043in" fo:margin-bottom="0.1043in" style:line-height-at-least="0.2291in" fo:widows="1" fo:text-indent="0in" style:auto-text-indent="false" fo:padding="0in" fo:border="none"/>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8" style:family="paragraph" style:parent-style-name="Heading_20_4">
      <style:paragraph-properties fo:margin-left="0in" fo:margin-right="0.1043in" fo:margin-top="0.1043in" fo:margin-bottom="0.1043in" style:line-height-at-least="0.2291in" fo:widows="1" fo:text-indent="0in" style:auto-text-indent="false" fo:padding="0in" fo:border="none"/>
      <style:text-properties fo:color="#1c1c1c" style:font-name="Times New Roman" fo:font-size="13pt" fo:font-weight="bold" style:font-size-asian="13pt" style:font-size-complex="13pt"/>
    </style:style>
    <style:style style:name="P29" style:family="paragraph" style:parent-style-name="Heading_20_4">
      <style:paragraph-properties fo:margin-left="0in" fo:margin-right="0in" fo:margin-top="0in" fo:margin-bottom="0.1252in" style:line-height-at-least="0.1252in" fo:widows="1" fo:text-indent="0in" style:auto-text-indent="false" fo:padding="0in" fo:border="none"/>
      <style:text-properties fo:font-variant="normal" fo:text-transform="none" fo:color="#1c1c1c" style:font-name="Times New Roman" fo:font-size="13pt" fo:letter-spacing="normal" fo:font-style="normal" fo:font-weight="bold" style:font-size-asian="13pt" style:font-size-complex="13pt"/>
    </style:style>
    <style:style style:name="P30" style:family="paragraph" style:parent-style-name="Text_20_body">
      <style:text-properties fo:color="#1c1c1c" style:font-name="Times New Roman" fo:font-size="13pt" style:font-size-asian="13pt" style:font-size-complex="13pt"/>
    </style:style>
    <style:style style:name="P31" style:family="paragraph" style:parent-style-name="Text_20_body">
      <style:paragraph-properties fo:margin-left="0in" fo:margin-right="0.1043in" fo:margin-top="0.1043in" fo:margin-bottom="0.1043in" style:line-height-at-least="0.2291in" fo:widows="1" fo:text-indent="0in" style:auto-text-indent="false" fo:padding="0in" fo:border="none"/>
      <style:text-properties fo:font-variant="normal" fo:text-transform="none" fo:color="#1c1c1c" style:font-name="Times New Roman" fo:font-size="13pt" fo:letter-spacing="normal" fo:font-style="normal" fo:font-weight="normal" style:font-size-asian="13pt" style:font-size-complex="13pt"/>
    </style:style>
    <style:style style:name="P32" style:family="paragraph" style:parent-style-name="Text_20_body" style:list-style-name="L1">
      <style:paragraph-properties fo:margin-left="0in" fo:margin-right="0.1043in" fo:margin-top="0.1043in" fo:margin-bottom="0.1043in" style:line-height-at-least="0.2291in" fo:widows="1" fo:text-indent="0in" style:auto-text-indent="false" fo:padding="0in" fo:border="none"/>
      <style:text-properties fo:font-variant="normal" fo:text-transform="none" fo:color="#1c1c1c" style:font-name="Times New Roman" fo:font-size="13pt" fo:letter-spacing="normal" fo:font-style="normal" fo:font-weight="normal" style:font-size-asian="13pt" style:font-size-complex="13pt"/>
    </style:style>
    <style:style style:name="P33" style:family="paragraph" style:parent-style-name="Text_20_body">
      <style:paragraph-properties fo:margin-left="0in" fo:margin-right="0.1043in" fo:margin-top="0.1043in" fo:margin-bottom="0.1043in" style:line-height-at-least="0.2291in" fo:widows="1" fo:text-indent="0in" style:auto-text-indent="false" fo:padding="0in" fo:border="none"/>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34" style:family="paragraph" style:parent-style-name="Text_20_body">
      <style:paragraph-properties fo:margin-left="0in" fo:margin-right="0.1043in" fo:margin-top="0.1043in" fo:margin-bottom="0.1043in" style:line-height-at-least="0.2291in" fo:widows="1" fo:text-indent="0in" style:auto-text-indent="false" fo:padding="0in" fo:border="none"/>
      <style:text-properties fo:color="#1c1c1c" style:font-name="Times New Roman" fo:font-size="13pt" style:font-size-asian="13pt" style:font-size-complex="13pt"/>
    </style:style>
    <style:style style:name="P35"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212121" style:font-name="Times New Roman" fo:font-size="13pt" fo:letter-spacing="normal" fo:font-style="normal" fo:font-weight="normal" style:font-size-asian="13pt" style:font-size-complex="13pt"/>
    </style:style>
    <style:style style:name="P36" style:family="paragraph" style:parent-style-name="Text_20_body" style:list-style-name="L2">
      <style:paragraph-properties fo:margin-left="0in" fo:margin-right="0in" fo:margin-top="0.0417in" fo:margin-bottom="0.0417in" style:line-height-at-least="0.2083in" fo:text-align="start" style:justify-single-word="false" fo:widows="1" fo:text-indent="0in" style:auto-text-indent="false" fo:padding="0in" fo:border="none"/>
      <style:text-properties fo:font-variant="normal" fo:text-transform="none" fo:color="#212121" style:font-name="Times New Roman" fo:font-size="13pt" fo:letter-spacing="normal" fo:font-style="normal" fo:font-weight="normal" style:font-size-asian="13pt" style:font-size-complex="13pt"/>
    </style:style>
    <style:style style:name="P37" style:family="paragraph" style:parent-style-name="Text_20_body">
      <style:paragraph-properties fo:margin-left="0in" fo:margin-right="0in" fo:margin-top="0in" fo:margin-bottom="0.2083in" style:line-height-at-least="0.1665in" fo:widows="1" fo:text-indent="0in" style:auto-text-indent="false" fo:padding="0in" fo:border="none"/>
      <style:text-properties fo:font-variant="normal" fo:text-transform="none" fo:color="#1c1c1c" style:font-name="Times New Roman" fo:font-size="13pt" fo:letter-spacing="normal" fo:font-style="normal" fo:font-weight="normal" style:font-size-asian="13pt" style:font-size-complex="13pt"/>
    </style:style>
    <style:style style:name="P38" style:family="paragraph" style:parent-style-name="Text_20_body">
      <style:paragraph-properties fo:margin-top="0in" fo:margin-bottom="0in" style:line-height-at-least="0.25in" fo:widows="1" fo:padding="0in" fo:border="none">
        <style:tab-stops>
          <style:tab-stop style:position="0.7189in"/>
        </style:tab-stops>
      </style:paragraph-properties>
      <style:text-properties fo:font-variant="normal" fo:text-transform="none" fo:color="#212121" style:font-name="Times New Roman" fo:font-size="13pt" fo:letter-spacing="normal" fo:font-style="normal" fo:font-weight="normal" style:font-size-asian="13pt" style:font-size-complex="13pt"/>
    </style:style>
    <style:style style:name="P39" style:family="paragraph" style:parent-style-name="Heading_20_3">
      <style:paragraph-properties fo:margin-left="0in" fo:margin-right="0in" fo:margin-top="0in" fo:margin-bottom="0in" fo:text-align="start" style:justify-single-word="false" fo:widows="1" fo:text-indent="0in" style:auto-text-indent="false">
        <style:tab-stops>
          <style:tab-stop style:position="0.3957in"/>
          <style:tab-stop style:position="0.5102in"/>
          <style:tab-stop style:position="0.5417in"/>
          <style:tab-stop style:position="0.5835in"/>
          <style:tab-stop style:position="1.0626in"/>
        </style:tab-stops>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Verdana" style:font-name-complex="Verdana"/>
    </style:style>
    <style:style style:name="T4" style:family="text">
      <style:text-properties fo:font-variant="normal" fo:text-transform="none" fo:letter-spacing="normal" fo:font-style="normal" fo:font-weight="normal" style:font-name-asian="Verdana" style:font-weight-asian="normal" style:font-name-complex="Verdana" style:font-weight-complex="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fo:font-weight="bold"/>
    </style:style>
    <style:style style:name="T7" style:family="text">
      <style:text-properties fo:font-variant="normal" fo:text-transform="none" fo:letter-spacing="normal" fo:font-style="normal" fo:font-weight="bold" style:font-weight-asian="bold" style:font-weight-complex="bold"/>
    </style:style>
    <style:style style:name="T8" style:family="text">
      <style:text-properties fo:font-variant="normal" fo:text-transform="none" fo:letter-spacing="normal" fo:font-style="normal" fo:font-weight="bold" style:font-name-asian="Verdana" style:font-weight-asian="bold" style:font-name-complex="Verdana" style:font-weight-complex="bold"/>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fo:color="#212121" fo:letter-spacing="normal" fo:font-style="normal"/>
    </style:style>
    <style:style style:name="T11" style:family="text">
      <style:text-properties fo:font-variant="normal" fo:text-transform="none" fo:color="#212121" fo:letter-spacing="normal" fo:font-style="normal" fo:font-weight="normal"/>
    </style:style>
    <style:style style:name="T12" style:family="text">
      <style:text-properties fo:font-variant="normal" fo:text-transform="none" fo:color="#03a9f4" style:text-line-through-style="none" fo:letter-spacing="normal" fo:font-style="normal" style:text-underline-style="none" style:text-blinking="false"/>
    </style:style>
    <style:style style:name="T13" style:family="text">
      <style:text-properties style:font-name-asian="Verdana" style:font-weight-asian="normal" style:font-name-complex="Verdana" style:font-weight-complex="normal"/>
    </style:style>
    <style:style style:name="T14" style:family="text">
      <style:text-properties style:font-name-asian="Verdana" style:font-name-complex="Verdana"/>
    </style:style>
    <style:style style:name="T15" style:family="text">
      <style:text-properties fo:font-weight="normal" style:font-name-asian="Verdana" style:font-weight-asian="normal" style:font-name-complex="Verdana" style:font-weight-complex="normal"/>
    </style:style>
    <style:style style:name="T16" style:family="text">
      <style:text-properties fo:font-weight="bold" style:font-weight-asian="bold" style:font-weight-complex="bold"/>
    </style:style>
    <style:style style:name="T17" style:family="text">
      <style:text-properties fo:font-weight="bold" style:font-name-asian="Verdana" style:font-weight-asian="bold" style:font-name-complex="Verdana" style:font-weight-complex="bol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ogle APIs :</text:p>
      <text:h text:style-name="P26" text:outline-level="4"><text:span text:style-name="T6">Google Cloud APIs</text:span></text:h>
      <text:p text:style-name="P2"><text:span text:style-name="T7">Google Compute Engine : </text:span></text:p>
      <text:p text:style-name="P2"><text:span text:style-name="T2"/></text:p>
      <text:p text:style-name="P2"><text:span text:style-name="T2">G</text:span><text:span text:style-name="T2">oogle Compute Engine provides virtual machines for large scale data processing and analytics applications. </text:span></text:p>
      <text:p text:style-name="P1"/>
      <text:p text:style-name="P2"><text:span text:style-name="T7">BigQuery API :</text:span></text:p>
      <text:p text:style-name="P2"><text:span text:style-name="T7"/></text:p>
      <text:p text:style-name="P2"><text:span text:style-name="T2">A data platform for customers to create, manage, share and query data. </text:span></text:p>
      <text:p text:style-name="P1"/>
      <text:p text:style-name="P2"><text:span text:style-name="T2">BigQuery solves this problem by enabling super-fast, SQL queries against append-only tables, using the processing power of Google's infrastructure</text:span><text:span text:style-name="T2"> </text:span></text:p>
      <text:p text:style-name="P1"/>
      <text:p text:style-name="P2"><text:span text:style-name="T7">Google Cloud Storage :</text:span><text:span text:style-name="T2"> </text:span></text:p>
      <text:p text:style-name="P2"><text:span text:style-name="T2"/></text:p>
      <text:p text:style-name="P2"><text:span text:style-name="T2">Google Cloud Storage is a RESTful service for storing and accessing your data on Google's infrastructure.</text:span><text:span text:style-name="T2"> </text:span></text:p>
      <text:p text:style-name="P2"><text:span text:style-name="T9">Google cloud storage a</text:span><text:span text:style-name="T2">llows world-wide storage and retrieval of any amount of data at any time. From a browser, the command line, or your favorite programming language, you can take advantage of Google's own reliable and fast networking infrastructure to perform data operations in a cost effective manner</text:span><text:span text:style-name="T2"> </text:span></text:p>
      <text:p text:style-name="P1"/>
      <text:p text:style-name="P2"><text:span text:style-name="T7">Google Cloud Datastore API:</text:span><text:span text:style-name="T2"> </text:span></text:p>
      <text:p text:style-name="P2"><text:span text:style-name="T2"/></text:p>
      <text:p text:style-name="P2"><text:span text:style-name="T2">Google Cloud Datastore is a schemaless NoSQL datastore providing robust, scalable storage for your application. </text:span></text:p>
      <text:p text:style-name="P30"><text:span text:style-name="T2">The Datastore is a schemaless NOSQL </text:span><text:span text:style-name="T2">datastore providing robust, scalable storage for your application, with the following features:</text:span></text:p>
      <text:list xml:id="list1106812310997122354" text:style-name="L1">
        <text:list-header>
          <text:p text:style-name="P32">No planned downtime</text:p>
          <text:p text:style-name="P32">Atomic transactions</text:p>
          <text:p text:style-name="P32">High availability of reads and writes</text:p>
          <text:p text:style-name="P32">Strong consistency for reads and ancestor queries</text:p>
          <text:p text:style-name="P32">Eventual consistency for all other queries</text:p>
        </text:list-header>
      </text:list>
      <text:p text:style-name="P34"><text:span text:style-name="T7">Google Cloud Deployment Manager API:</text:span></text:p>
      <text:p text:style-name="P34"><text:span text:style-name="T2"><text:s/>The Google Cloud Deployment Manager API provides services for configuring, deploying, and viewing Google Cloud services and APIs via templates.</text:span> </text:p>
      <text:p text:style-name="P34"><text:span text:style-name="T2"><text:tab/></text:span><text:span text:style-name="T2">Deployment Manager lets you focus on your users by handling the creation, </text:span><text:soft-page-break/><text:span text:style-name="T2">deployment, and management of your Google Cloud Platform resources for you. You create flexible and declarative templates that use a variety of Cloud Platform services, such as Google Cloud Storage, Google Compute Engine, Google Cloud SQL, and leave it to Deployment Manager to instantiate and manage the Cloud Platform resources you define in your templates as deployments.</text:span><text:span text:style-name="T2"> </text:span></text:p>
      <text:p text:style-name="P34"><text:span text:style-name="T7">Google Cloud DNS API:</text:span><text:span text:style-name="T2"> </text:span></text:p>
      <text:p text:style-name="P34"><text:span text:style-name="T2">The Google Cloud DNS API provides services for configuring and serving authoritative DNS records. </text:span></text:p>
      <text:p text:style-name="P34"><text:span text:style-name="T2">Google Cloud DNS is a high-performance, resilient, global DNS service that provides a cost-effective way to make your applications and services available to your users. This programmable, authoritative DNS service can be used to easily publish and manage DNS records using the same infrastructure relied upon by Google.</text:span> </text:p>
      <text:p text:style-name="P34"><text:span text:style-name="T7">Google Cloud Monitoring API: </text:span></text:p>
      <text:p text:style-name="P34"><text:span text:style-name="T2">This API allows you to monitor resource usage and costs, detect and investigate issues, and power visualizations and notifications to help guide business decisions. </text:span></text:p>
      <text:p text:style-name="P31"><text:span text:style-name="T16">Google cloud Pub/Sub:</text:span></text:p>
      <text:p text:style-name="P31"><text:span text:style-name="T16"><text:s/></text:span>Provides reliable, many-to-many, asynchronous massaging between applications.</text:p>
      <text:p text:style-name="P34"><text:span text:style-name="T2"><text:tab/></text:span><text:span text:style-name="T2">Publisher applications can send messages to a “topic” and other applications can subscribe to that topic to receive the messages. By decoupling senders and receivers, Google Cloud Pub/Sub allows developers to communicate between independently written applications.</text:span><text:span text:style-name="T2"> </text:span></text:p>
      <text:p text:style-name="P31"><text:span text:style-name="T16">Google Cloud SQL API: </text:span></text:p>
      <text:p text:style-name="P31">This is for Cloud SQL database instance management</text:p>
      <text:p text:style-name="P34"><text:span text:style-name="T2">Google Cloud SQL is a MySQL database that lives in Google's cloud. It has all the capabilities and functionality of MySQL Google Cloud SQL is easy to use, doesn't require any software installation or maintenance, and is ideal for small to medium-sized applications.</text:span><text:span text:style-name="T2"> </text:span></text:p>
      <text:p text:style-name="P31"><text:span text:style-name="T16">Google Cloud Storage JSON API:</text:span> </text:p>
      <text:p text:style-name="P31">Lets you store and retrieve potentially-large, immutable data objects.</text:p>
      <text:p text:style-name="P31"><text:span text:style-name="T16"/></text:p>
      <text:p text:style-name="P31"><text:soft-page-break/><text:span text:style-name="T16">Google Compute Engine Instance Group Manager API: </text:span></text:p>
      <text:p text:style-name="P31">The Google Compute Engine instance Group Manager API provides services for creating and managing groups of Compute Engine Instances</text:p>
      <text:p text:style-name="P31"/>
      <text:p text:style-name="P33"/>
      <text:p text:style-name="P33">Mobile APIs:</text:p>
      <text:p text:style-name="P31"><text:span text:style-name="T16">Google Cloud Messaging for Android:</text:span> </text:p>
      <text:p text:style-name="P31">Google Cloud Messaging allows for push messaging to android devices</text:p>
      <text:p text:style-name="P31"><text:span text:style-name="T16">Google Play Game Services:</text:span></text:p>
      <text:p text:style-name="P31"><text:s/>The Google Play games service allows developers to enhance games with social leaderbords, achievements, game state, sign-in with google and more</text:p>
      <text:p text:style-name="P31"><text:span text:style-name="T16">Google Play Android Developer API:</text:span> </text:p>
      <text:p text:style-name="P31">Lets Android application developers access their Google play accounts</text:p>
      <text:p text:style-name="P34"><text:span text:style-name="T7">Google Places API for Android:</text:span><text:span text:style-name="T2"> </text:span></text:p>
      <text:p text:style-name="P34"><text:span text:style-name="T3">Find detailed information about places across a wide range of categories. Backed by the same database used by Google Maps and Google+, the Google Places API for Android features about 100 million businesses and points of interest that are updated frequently through owner-verified listings and user-moderated contributions. Key features include autocomplete, search, place picker, photos and add place.</text:span></text:p>
      <text:p text:style-name="P33">YouTube APIs:</text:p>
      <text:p text:style-name="P34"><text:span text:style-name="T7">YouTube Data API v3:</text:span><text:span text:style-name="T2"> </text:span></text:p>
      <text:p text:style-name="P34"><text:span text:style-name="T3">The YouTube Data API v3 is an API that provides access to YouTube data, such as videos, playlists, and channels. </text:span></text:p>
      <text:p text:style-name="P34"><text:span text:style-name="T7">YouTube Analytics API:</text:span><text:span text:style-name="T2"> </text:span></text:p>
      <text:p text:style-name="P34"><text:span text:style-name="T3">Provides access to YouTube Analytics reports.</text:span></text:p>
      <text:p text:style-name="P34"><text:span text:style-name="T8">YouTube Reporting API:</text:span></text:p>
      <text:p text:style-name="P34"><text:soft-page-break/><text:span text:style-name="T3">An API to schedule reporting jobs and download the resulting bulk data reports about YouTube channels, videos etc. in the form of CSV files.</text:span></text:p>
      <text:h text:style-name="P27" text:outline-level="4">Advertising APIs:</text:h>
      <text:h text:style-name="P25" text:outline-level="2"><text:span text:style-name="T7">AdSense Management API:</text:span><text:span text:style-name="T2"> </text:span></text:h>
      <text:h text:style-name="P25" text:outline-level="2"><text:span text:style-name="T15">The AdSense Management API allows publishers to access their inventory and run earnings and performance reports.</text:span></text:h>
      <text:h text:style-name="P25" text:outline-level="2"><text:span text:style-name="T8">DCM/DFA Reporting And Trafficking API:</text:span><text:span text:style-name="T4"> </text:span></text:h>
      <text:h text:style-name="P25" text:outline-level="2"><text:span text:style-name="T15">Manage your DoubleClick Campaign Manager ad campaigns and reports.</text:span></text:h>
      <text:p text:style-name="P34"><text:span text:style-name="T8">Ad Exchange Seller API:</text:span></text:p>
      <text:p text:style-name="P34"><text:span text:style-name="T13">The Ad Exchange Seller API enables developers to manage their Ad Exchange accounts.</text:span></text:p>
      <text:p text:style-name="P34"><text:span text:style-name="T8">Ad Exchange Buyer API: </text:span></text:p>
      <text:p text:style-name="P34"><text:span text:style-name="T13">The Ad Exchange Buyer API enables developers to manage their Ad Exchange accounts.</text:span></text:p>
      <text:p text:style-name="P34"><text:span text:style-name="T8"/></text:p>
      <text:p text:style-name="P34"><text:span text:style-name="T8">DoubleClick Search API:</text:span><text:span text:style-name="T4"> </text:span></text:p>
      <text:p text:style-name="P34"><text:span text:style-name="T4">The DoubleClick Search API lets developers manage their DoubleClick Search entities (e.g. campaigns, ad groups and criterion).</text:span></text:p>
      <text:p text:style-name="P31"><text:span text:style-name="T17">Analytics API:</text:span><text:span text:style-name="T13"> </text:span></text:p>
      <text:p text:style-name="P31"><text:span text:style-name="T13">The Analytics API provides access to Analytics configuration and report data.</text:span></text:p>
      <text:h text:style-name="P28" text:outline-level="4"><text:span text:style-name="T1">Other popular APIs</text:span></text:h>
      <text:p text:style-name="P34"><text:span text:style-name="T7">Translate API: </text:span></text:p>
      <text:p text:style-name="P34"><text:span text:style-name="T14">The Google Translate API lets websites and programs integrate with Google Translate programatically.</text:span></text:p>
      <text:p text:style-name="P34"><text:span text:style-name="T7">Custom Search API: </text:span></text:p>
      <text:p text:style-name="P34"><text:span text:style-name="T14">Google Custom Search enables you to search over a slice of the web, such as your own website, or a collection of websites. You can harness the power of Google to create a search engine tailored to your needs and interests, and you can present the results in your </text:span><text:soft-page-break/><text:span text:style-name="T14">website.</text:span></text:p>
      <text:p text:style-name="P34"><text:span text:style-name="T7">URL Shortener API:</text:span><text:span text:style-name="T2"> </text:span></text:p>
      <text:p text:style-name="P34"><text:span text:style-name="T14">The Google URL Shortener API lets you create and manage goo.gl short URLs and their analytics.</text:span></text:p>
      <text:p text:style-name="P34"><text:span text:style-name="T7">PageSpeed Insights API:</text:span><text:span text:style-name="T2"> </text:span></text:p>
      <text:p text:style-name="P34"><text:span text:style-name="T14">The PageSpeed Insights API lets you analyze the performance of your website with a simple API. It offers tailored suggestions for how you can optimize your site, and lets you easily integrate PageSpeed Insights analysis into your development tools and workflow.</text:span></text:p>
      <text:p text:style-name="P34"><text:span text:style-name="T7">Fusion Tables API: </text:span></text:p>
      <text:p text:style-name="P34"><text:span text:style-name="T14">The Fusion Tables API lets you manage your data in Google Fusion Tables.</text:span></text:p>
      <text:p text:style-name="P34"><text:span text:style-name="T7">Web Fonts Developer API:</text:span><text:span text:style-name="T2"> </text:span></text:p>
      <text:p text:style-name="P34"><text:span text:style-name="T14">The Google Web Fonts Developer API lets you retrieve information about web fonts served by Google.</text:span></text:p>
      <text:p text:style-name="P33">Google Maps:</text:p>
      <text:p text:style-name="P4">Google maps Android API:</text:p>
      <text:p text:style-name="P4"/>
      <text:p text:style-name="P5">This API is used to add google maps to your android application. This API automatically access the google maps server, map display and responses to user gestures like clicks and drags.</text:p>
      <text:p text:style-name="P5"/>
      <text:p text:style-name="P5">We can use this API using API key which is an unique identifier. Or else we can use this API by using the access token (uid).</text:p>
      <text:p text:style-name="P5"/>
      <text:p text:style-name="P35">Use an <text:span text:style-name="T16">API key</text:span> when your application is running on a server and accessing one of the following kinds of data:</text:p>
      <text:list xml:id="list294750511019745170" text:style-name="L2">
        <text:list-item>
          <text:p text:style-name="P36">Data that the data owner has identified as public, such as a public calendar or blog.</text:p>
        </text:list-item>
        <text:list-item>
          <text:p text:style-name="P36">Data that is owned by a Google service such as Google Maps or Google Translate. (Access limitations might apply.)</text:p>
        </text:list-item>
      </text:list>
      <text:p text:style-name="P5"><text:span text:style-name="Strong_20_Emphasis"><text:span text:style-name="T10">Note</text:span></text:span><text:span text:style-name="T11">: You must use either an OAuth 2.0 access token or an API key for all requests to Google APIs represented in the Google Developers Console. Not all APIs require authorized calls.</text:span></text:p>
      <text:p text:style-name="P5"><text:span text:style-name="T11"/></text:p>
      <text:p text:style-name="P4"><text:span text:style-name="T10">Google Maps SDK for ios :</text:span></text:p>
      <text:p text:style-name="P4"><text:span text:style-name="T10"/></text:p>
      <text:p text:style-name="P5"><text:span text:style-name="T11">we can add maps based on the google maps data in your ios application using Google maps SDK . The SDK automatically access the server and responses to user gestures.</text:span></text:p>
      <text:p text:style-name="P5"><text:soft-page-break/><text:span text:style-name="T11"/></text:p>
      <text:p text:style-name="P5"><text:span text:style-name="T11">We can access this API using API key or Access token.</text:span></text:p>
      <text:p text:style-name="P5"><text:span text:style-name="T11"/></text:p>
      <text:p text:style-name="P5"><text:span text:style-name="T11">Note : we can generate the the access token by using OAuth 2.0 clientID.</text:span></text:p>
      <text:p text:style-name="P5"><text:span text:style-name="T11"/></text:p>
      <text:p text:style-name="P4"><text:span text:style-name="T10">Google Maps javascript API: </text:span></text:p>
      <text:p text:style-name="P4"><text:span text:style-name="T10"/></text:p>
      <text:p text:style-name="P8"><text:span text:style-name="T5">Accessing local data and maps built from the same data sources as Google Maps, build and style a map onto your website using the Google Maps JavaScript API. Multiple libraries are available and services such as geocoding, directions, Street View and more to customize your maps to fit your needs. </text:span></text:p>
      <text:p text:style-name="P8"><text:span text:style-name="T5"/></text:p>
      <text:p text:style-name="P8"><text:span text:style-name="T1">Google Places API for Android:</text:span></text:p>
      <text:p text:style-name="P8"><text:span text:style-name="T1"/></text:p>
      <text:p text:style-name="P8"><text:span text:style-name="T2">Find detailed information about places across a wide range of categories. Backed by the same database used by Google Maps and Google+, the Google Places API for Android features about 100 million businesses and points of interest that are updated frequently through owner-verified listings and user-moderated contributions. Key features include autocomplete, search, place picker, photos and add place</text:span><text:span text:style-name="T1"> </text:span></text:p>
      <text:p text:style-name="P8"><text:span text:style-name="T5"/></text:p>
      <text:p text:style-name="P8"><text:span text:style-name="T1"/></text:p>
      <text:p text:style-name="P8"><text:span text:style-name="T1">Google Places API for ios :</text:span></text:p>
      <text:p text:style-name="P8"><text:span text:style-name="T1"/></text:p>
      <text:p text:style-name="P8"><text:span text:style-name="T5">It is same as </text:span><text:span text:style-name="T1">Google Places API for Android </text:span><text:span text:style-name="T5">but this API is used in ios applications for the information about the places.</text:span></text:p>
      <text:p text:style-name="P8"><text:span text:style-name="T5"/></text:p>
      <text:p text:style-name="P8"><text:span text:style-name="T5"><text:s/></text:span></text:p>
      <text:p text:style-name="P5"><text:span text:style-name="T11"/></text:p>
      <text:p text:style-name="P4"><text:span text:style-name="T10">Google Maps Roads API:</text:span></text:p>
      <text:p text:style-name="P4"><text:span text:style-name="T10"/></text:p>
      <text:p text:style-name="P15"><text:span text:style-name="T2">Snap GPS points to roads to identify the roads a vehicle was traveling along, making up for GPS error. Also lets developers access speed limits along those roads </text:span><text:span text:style-name="T2">.</text:span></text:p>
      <text:p text:style-name="P15"><text:span text:style-name="T2"/></text:p>
      <text:p text:style-name="P8"><text:span text:style-name="T1">Google Static Maps API:</text:span></text:p>
      <text:p text:style-name="P15"><text:span text:style-name="T2"/></text:p>
      <text:p text:style-name="P15"><text:span text:style-name="T2">Place a Google Maps image on your webpage without requiring JavaScript or any dynamic page loading with the Google Static Maps API. This service creates your map based on URL parameters sent through a standard HTTP request and returns the map as an image. </text:span></text:p>
      <text:p text:style-name="P15"><text:span text:style-name="T2"/></text:p>
      <text:p text:style-name="P8"><text:span text:style-name="T1">Google Street view image API:</text:span></text:p>
      <text:p text:style-name="P16"><text:span text:style-name="T2"/></text:p>
      <text:p text:style-name="P16"><text:span text:style-name="T2">Embed a static (non-interactive) Street View panorama or thumbnail into your web page, without the use of JavaScript, using the Google Street View Image API. The viewport is defined with URL parameters sent through a standard HTTP request, and is returned as a static image. </text:span></text:p>
      <text:p text:style-name="P16"><text:span text:style-name="T2"/></text:p>
      <text:p text:style-name="P9"><text:span text:style-name="T1"/></text:p>
      <text:p text:style-name="P9"><text:span text:style-name="T1"/></text:p>
      <text:p text:style-name="P9"><text:soft-page-break/><text:span text:style-name="T1">Google Maps Embed API:</text:span></text:p>
      <text:p text:style-name="P16"><text:span text:style-name="T2"/></text:p>
      <text:p text:style-name="P17"><text:span text:style-name="T1">Place an interactive map or Street View panorama on your site with a simple HTTP request using the Google Maps Embed API. Set the Embed API URL as the src attribute of an iframe to easily embed the map in your webpage or blog.</text:span><text:span text:style-name="T1"> </text:span></text:p>
      <text:p text:style-name="P16"><text:span text:style-name="T2"/></text:p>
      <text:p text:style-name="P9"><text:span text:style-name="T1">Google places API webservices:</text:span></text:p>
      <text:p text:style-name="P16"><text:span text:style-name="T2"/></text:p>
      <text:p text:style-name="P18"><text:span text:style-name="T1">Find detailed information about places across a wide range of categories. Backed by the same database used by Google Maps and Google+, the Google Places API Web Service features about 100 million businesses and points of interest that are updated frequently through owner-verified listings and user-moderated contributions. Key features include autocomplete, search, place picker, photos and add place. </text:span></text:p>
      <text:p text:style-name="P18"><text:span text:style-name="T1"/></text:p>
      <text:p text:style-name="P9"><text:span text:style-name="T1">Google Maps GeoCoding API:</text:span></text:p>
      <text:p text:style-name="P18"><text:span text:style-name="T1"/></text:p>
      <text:p text:style-name="P18"><text:span text:style-name="T1">This API is used to convert given address into geographical coordinates.(geocoding). It also converts given geographical coordinates into address (reverse geocoding).</text:span></text:p>
      <text:p text:style-name="P18"><text:span text:style-name="T1"/></text:p>
      <text:p text:style-name="P18"><text:span text:style-name="T1"/></text:p>
      <text:p text:style-name="P18"><text:span text:style-name="T1"/></text:p>
      <text:p text:style-name="P9"><text:span text:style-name="T1">Google Maps Directions API:</text:span></text:p>
      <text:p text:style-name="P19"><text:span text:style-name="T1"/></text:p>
      <text:p text:style-name="P19"><text:span text:style-name="T1">Access driving, cycling, walking and public transportation routing with the Google Maps Directions API using an HTTP request. Waypoints offer the ability to alter a route through a specific location. Specify origins, destinations and waypoints either as text strings (e.g. "Chicago, IL" or "Darwin, NT, Australia") or as latitude/longitude coordinates. </text:span></text:p>
      <text:p text:style-name="P19"><text:span text:style-name="T1"/></text:p>
      <text:p text:style-name="P10"><text:span text:style-name="T1">Google Maps Distance Matrix API :</text:span></text:p>
      <text:p text:style-name="P10"><text:span text:style-name="T1"/></text:p>
      <text:p text:style-name="P11"><text:span text:style-name="T2">Access travel distance and time for a matrix of origins and destinations with the Google Maps Distance Matrix API. The information returned is based on the recommended route between start and end points and consists of rows containing duration and distance values for each pair.</text:span><text:span text:style-name="T1"> </text:span></text:p>
      <text:p text:style-name="P19"><text:span text:style-name="T1"/></text:p>
      <text:p text:style-name="P10"><text:span text:style-name="T1">Google Maps GeoLocation API :</text:span></text:p>
      <text:p text:style-name="P19"><text:span text:style-name="T1"/></text:p>
      <text:p text:style-name="P19"><text:span text:style-name="T1">Find a location and accuracy radius based on information from things like cell towers and WiFi access points that a mobile client can detect with the Google Maps Geolocation API. This is primarily used where GPS is not possible or appropriate </text:span></text:p>
      <text:p text:style-name="P19"><text:span text:style-name="T1"/></text:p>
      <text:p text:style-name="P10"><text:span text:style-name="T1">Google Maps Elevation API:</text:span></text:p>
      <text:p text:style-name="P19"><text:span text:style-name="T1"/></text:p>
      <text:p text:style-name="P20"><text:span text:style-name="T1">Query all locations on the surface of earth, including depth locations on the ocean floor (which return negative values), for elevation data with the Google Maps Elevation API. Sampled requests are available for elevation data along paths, allowing elevation change calculation along routes.</text:span><text:span text:style-name="T1"> </text:span></text:p>
      <text:p text:style-name="P20"><text:span text:style-name="T1"/></text:p>
      <text:p text:style-name="P12"><text:soft-page-break/><text:span text:style-name="T1"/></text:p>
      <text:p text:style-name="P12"><text:span text:style-name="T1"/></text:p>
      <text:p text:style-name="P12"><text:span text:style-name="T1">Google Maps TimeZone API :</text:span></text:p>
      <text:p text:style-name="P20"><text:span text:style-name="T1"/></text:p>
      <text:p text:style-name="P21"><text:span text:style-name="T1">The Google Maps Time Zone API provides the time zone for a location on the earth, as well as that location's time offset from UTC.</text:span></text:p>
      <text:p text:style-name="P21"><text:span text:style-name="T1"/></text:p>
      <text:p text:style-name="P13"><text:span text:style-name="T1">Google Drive: </text:span></text:p>
      <text:p text:style-name="P21"><text:span text:style-name="T1"/></text:p>
      <text:p text:style-name="P13"><text:span text:style-name="T1">Drive API :</text:span></text:p>
      <text:p text:style-name="P21"><text:span text:style-name="T1"/></text:p>
      <text:p text:style-name="P21"><text:span text:style-name="T1">The Drive API allows clients to access resources from Google Drive.</text:span> </text:p>
      <text:p text:style-name="P21"/>
      <text:h text:style-name="P39" text:outline-level="3">Using credentials with this API</text:h>
      <text:h text:style-name="P29" text:outline-level="4">Accessing user data</text:h>
      <text:p text:style-name="P37">To access user data with this API, you need to create an OAuth 2.0 client ID in the credentials section of this console, and then pass that client ID to Google as you make your call. </text:p>
      <text:p text:style-name="P13">Calendar API:</text:p>
      <text:p text:style-name="P21"/>
      <text:p text:style-name="P21">This API lets you manage your calendar and events.</text:p>
      <text:p text:style-name="P21"/>
      <text:p text:style-name="P21"/>
      <text:p text:style-name="P13">Gmail API :</text:p>
      <text:p text:style-name="P21"/>
      <text:p text:style-name="P21"><text:span text:style-name="T1">The Gmail API lets you view and manage Gmail mailbox data like threads, messages, and labels.</text:span> By using this API we can send the mails and we can access your history, drafts, inbox etc.</text:p>
      <text:p text:style-name="P21"/>
      <text:p text:style-name="P13">Google Apps Marketplace SDK:</text:p>
      <text:p text:style-name="P24"/>
      <text:p text:style-name="P38">Google Apps Marketplace contains enterprise applications that can be added to a Google Apps domain. If you are an application developer, you can publish enterprise apps to the marketplace for others to use. If you're an enterprise admin for Google Apps, you can discover and install new apps from the marketplace.</text:p>
      <text:p text:style-name="P21"/>
      <text:p text:style-name="P13">Admin SDK:</text:p>
      <text:p text:style-name="P21"/>
      <text:p text:style-name="P22"><text:span text:style-name="T1">Admin SDK lets administrators of enterprise domains to view and manage resources like user, groups etc. It also provides audit and usage reports of domain.</text:span> </text:p>
      <text:p text:style-name="P22"/>
      <text:p text:style-name="P14">Contacts API : </text:p>
      <text:p text:style-name="P22"/>
      <text:p text:style-name="P22">Lets you manage your contacts.</text:p>
      <text:p text:style-name="P22"/>
      <text:p text:style-name="P22"/>
      <text:p text:style-name="P14"><text:soft-page-break/>Social API's:</text:p>
      <text:p text:style-name="P22"/>
      <text:p text:style-name="P14">Google+ API:</text:p>
      <text:p text:style-name="P22"/>
      <text:p text:style-name="P22"><text:span text:style-name="T10">The Google+ API is the programming interface to </text:span><text:a xlink:type="simple" xlink:href="http://www.google.com/+" text:style-name="Internet_20_link" text:visited-style-name="Visited_20_Internet_20_Link"><text:span text:style-name="T12">Google+</text:span></text:a><text:span text:style-name="T10">. You can use the API to integrate your app or website with Google+. This enables users to connect with each other for maximum engagement using Google+ features from within your application.</text:span> </text:p>
      <text:p text:style-name="P22"/>
      <text:p text:style-name="P23">Blogger API:</text:p>
      <text:p text:style-name="P22"/>
      <text:p text:style-name="P3">The Blogger API provides access to posts, comments and pages of a Blogger blog. </text:p>
      <text:p text:style-name="P31"/>
      <text:p text:style-name="P31"/>
      <text:p text:style-name="P31"/>
      <text:p text:style-name="P31"/>
      <text:p text:style-name="P31"/>
      <text:p text:style-name="P31"/>
      <text:p text:style-name="P31"/>
      <text:p text:style-name="P31"/>
      <text:p text:style-name="P31"/>
      <text:p text:style-name="P1"/>
      <text:p text:style-name="P1"/>
      <text:p text:style-name="P1"/>
      <text:p text:style-name="P1"><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6M40S</meta:editing-duration>
    <meta:editing-cycles>5</meta:editing-cycles>
    <meta:generator>OpenOffice/4.1.1$Win32 OpenOffice.org_project/411m6$Build-9775</meta:generator>
    <dc:date>2015-11-17T17:36:00.07</dc:date>
    <meta:document-statistic meta:table-count="0" meta:image-count="0" meta:object-count="0" meta:page-count="9" meta:paragraph-count="141" meta:word-count="2086" meta:character-count="13105"/>
    <meta:user-defined meta:name="Info 1"/>
    <meta:user-defined meta:name="Info 2"/>
    <meta:user-defined meta:name="Info 3"/>
    <meta:user-defined meta:name="Info 4"/>
  </office:meta>
</office:document-meta>
</file>